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sk_check_first_segment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852" calcext:value-type="float">
            <text:p>8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age</text:p>
          </table:table-cell>
          <table:table-cell table:formula="of:=AVERAGE([.C29:.C128])" office:value-type="float" office:value="931.92" calcext:value-type="float">
            <text:p>931.9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980" calcext:value-type="float">
            <text:p>980</text:p>
          </table:table-cell>
          <table:table-cell table:number-columns-repeated="18"/>
        </table:table-row>
      </table:table>
      <table:table table:name="task_send_take_picture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age</text:p>
          </table:table-cell>
          <table:table-cell table:formula="of:=AVERAGE(([.C29:.C128]))" office:value-type="float" office:value="39.36" calcext:value-type="float">
            <text:p>39.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([.C29:.C128]))" office:value-type="float" office:value="60" calcext:value-type="float">
            <text:p>60</text:p>
          </table:table-cell>
          <table:table-cell table:number-columns-repeated="18"/>
        </table:table-row>
      </table:table>
      <table:table table:name="task_determin_color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2408" calcext:value-type="float">
            <text:p>240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9:.C128])" office:value-type="float" office:value="2426.72" calcext:value-type="float">
            <text:p>2426.7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2460" calcext:value-type="float">
            <text:p>2460</text:p>
          </table:table-cell>
          <table:table-cell table:number-columns-repeated="18"/>
        </table:table-row>
      </table:table>
      <table:table table:name="task_feed_ball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54188" calcext:value-type="float">
            <text:p>55418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452908" calcext:value-type="float">
            <text:p>45290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79080" calcext:value-type="float">
            <text:p>479080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442108" calcext:value-type="float">
            <text:p>442108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459116" calcext:value-type="float">
            <text:p>4591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85768" calcext:value-type="float">
            <text:p>48576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484856" calcext:value-type="float">
            <text:p>484856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472924" calcext:value-type="float">
            <text:p>472924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476236" calcext:value-type="float">
            <text:p>476236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468852" calcext:value-type="float">
            <text:p>4688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48488" calcext:value-type="float">
            <text:p>448488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465432" calcext:value-type="float">
            <text:p>465432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500136" calcext:value-type="float">
            <text:p>500136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471212" calcext:value-type="float">
            <text:p>471212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464432" calcext:value-type="float">
            <text:p>464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485920" calcext:value-type="float">
            <text:p>485920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469144" calcext:value-type="float">
            <text:p>469144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40020" calcext:value-type="float">
            <text:p>440020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507752" calcext:value-type="float">
            <text:p>507752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469972" calcext:value-type="float">
            <text:p>4699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66148" calcext:value-type="float">
            <text:p>46614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74064" calcext:value-type="float">
            <text:p>47406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461420" calcext:value-type="float">
            <text:p>461420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459016" calcext:value-type="float">
            <text:p>459016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477192" calcext:value-type="float">
            <text:p>4771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513184" calcext:value-type="float">
            <text:p>513184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477276" calcext:value-type="float">
            <text:p>477276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457948" calcext:value-type="float">
            <text:p>45794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475396" calcext:value-type="float">
            <text:p>475396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473644" calcext:value-type="float">
            <text:p>4736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78504" calcext:value-type="float">
            <text:p>478504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474744" calcext:value-type="float">
            <text:p>474744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496440" calcext:value-type="float">
            <text:p>496440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480448" calcext:value-type="float">
            <text:p>480448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445920" calcext:value-type="float">
            <text:p>4459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468396" calcext:value-type="float">
            <text:p>468396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435264" calcext:value-type="float">
            <text:p>435264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458028" calcext:value-type="float">
            <text:p>458028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119196" calcext:value-type="float">
            <text:p>119196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445476" calcext:value-type="float">
            <text:p>4454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79692" calcext:value-type="float">
            <text:p>479692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469044" calcext:value-type="float">
            <text:p>469044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479132" calcext:value-type="float">
            <text:p>479132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490948" calcext:value-type="float">
            <text:p>490948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479096" calcext:value-type="float">
            <text:p>4790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499756" calcext:value-type="float">
            <text:p>499756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473232" calcext:value-type="float">
            <text:p>473232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474264" calcext:value-type="float">
            <text:p>474264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459824" calcext:value-type="float">
            <text:p>459824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482016" calcext:value-type="float">
            <text:p>4820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74536" calcext:value-type="float">
            <text:p>474536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479448" calcext:value-type="float">
            <text:p>479448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513384" calcext:value-type="float">
            <text:p>513384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476420" calcext:value-type="float">
            <text:p>476420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451252" calcext:value-type="float">
            <text:p>451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493720" calcext:value-type="float">
            <text:p>493720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464620" calcext:value-type="float">
            <text:p>46462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450308" calcext:value-type="float">
            <text:p>450308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463512" calcext:value-type="float">
            <text:p>463512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457656" calcext:value-type="float">
            <text:p>4576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80696" calcext:value-type="float">
            <text:p>480696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481416" calcext:value-type="float">
            <text:p>481416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462812" calcext:value-type="float">
            <text:p>462812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486604" calcext:value-type="float">
            <text:p>486604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477864" calcext:value-type="float">
            <text:p>4778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499808" calcext:value-type="float">
            <text:p>499808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467656" calcext:value-type="float">
            <text:p>467656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466012" calcext:value-type="float">
            <text:p>466012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445928" calcext:value-type="float">
            <text:p>445928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495144" calcext:value-type="float">
            <text:p>4951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476368" calcext:value-type="float">
            <text:p>476368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442540" calcext:value-type="float">
            <text:p>442540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468700" calcext:value-type="float">
            <text:p>468700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452536" calcext:value-type="float">
            <text:p>452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479152" calcext:value-type="float">
            <text:p>47915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440216" calcext:value-type="float">
            <text:p>440216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475096" calcext:value-type="float">
            <text:p>475096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462504" calcext:value-type="float">
            <text:p>462504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468280" calcext:value-type="float">
            <text:p>4682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478436" calcext:value-type="float">
            <text:p>4784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474424" calcext:value-type="float">
            <text:p>474424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469708" calcext:value-type="float">
            <text:p>469708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499720" calcext:value-type="float">
            <text:p>499720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474476" calcext:value-type="float">
            <text:p>4744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448816" calcext:value-type="float">
            <text:p>448816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473804" calcext:value-type="float">
            <text:p>473804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246404" calcext:value-type="float">
            <text:p>246404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459740" calcext:value-type="float">
            <text:p>4597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470420" calcext:value-type="float">
            <text:p>470420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479024" calcext:value-type="float">
            <text:p>479024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459736" calcext:value-type="float">
            <text:p>459736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459992" calcext:value-type="float">
            <text:p>459992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450648" calcext:value-type="float">
            <text:p>4506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464860" calcext:value-type="float">
            <text:p>464860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454976" calcext:value-type="float">
            <text:p>454976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486712" calcext:value-type="float">
            <text:p>486712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462636" calcext:value-type="float">
            <text:p>462636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490024" calcext:value-type="float">
            <text:p>4900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554188" calcext:value-type="float">
            <text:p>5541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485768" calcext:value-type="float">
            <text:p>4857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448488" calcext:value-type="float">
            <text:p>4484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485920" calcext:value-type="float">
            <text:p>4859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466148" calcext:value-type="float">
            <text:p>4661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513184" calcext:value-type="float">
            <text:p>5131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478504" calcext:value-type="float">
            <text:p>4785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468396" calcext:value-type="float">
            <text:p>4683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479692" calcext:value-type="float">
            <text:p>4796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499756" calcext:value-type="float">
            <text:p>4997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474536" calcext:value-type="float">
            <text:p>474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493720" calcext:value-type="float">
            <text:p>4937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480696" calcext:value-type="float">
            <text:p>4806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499808" calcext:value-type="float">
            <text:p>4998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476368" calcext:value-type="float">
            <text:p>4763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479152" calcext:value-type="float">
            <text:p>4791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478436" calcext:value-type="float">
            <text:p>4784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448816" calcext:value-type="float">
            <text:p>4488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470420" calcext:value-type="float">
            <text:p>470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464860" calcext:value-type="float">
            <text:p>4648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452908" calcext:value-type="float">
            <text:p>4529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484856" calcext:value-type="float">
            <text:p>4848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465432" calcext:value-type="float">
            <text:p>465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469144" calcext:value-type="float">
            <text:p>4691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474064" calcext:value-type="float">
            <text:p>4740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477276" calcext:value-type="float">
            <text:p>4772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474744" calcext:value-type="float">
            <text:p>4747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435264" calcext:value-type="float">
            <text:p>4352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469044" calcext:value-type="float">
            <text:p>4690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473232" calcext:value-type="float">
            <text:p>4732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479448" calcext:value-type="float">
            <text:p>479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464620" calcext:value-type="float">
            <text:p>4646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481416" calcext:value-type="float">
            <text:p>4814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467656" calcext:value-type="float">
            <text:p>4676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495000" calcext:value-type="float">
            <text:p>4950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440216" calcext:value-type="float">
            <text:p>4402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474424" calcext:value-type="float">
            <text:p>4744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473804" calcext:value-type="float">
            <text:p>4738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479024" calcext:value-type="float">
            <text:p>4790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454976" calcext:value-type="float">
            <text:p>4549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479080" calcext:value-type="float">
            <text:p>4790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472924" calcext:value-type="float">
            <text:p>4729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500136" calcext:value-type="float">
            <text:p>5001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440020" calcext:value-type="float">
            <text:p>4400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461420" calcext:value-type="float">
            <text:p>461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457948" calcext:value-type="float">
            <text:p>457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496440" calcext:value-type="float">
            <text:p>496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458028" calcext:value-type="float">
            <text:p>4580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479132" calcext:value-type="float">
            <text:p>4791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474264" calcext:value-type="float">
            <text:p>4742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513384" calcext:value-type="float">
            <text:p>5133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450308" calcext:value-type="float">
            <text:p>4503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462812" calcext:value-type="float">
            <text:p>4628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466012" calcext:value-type="float">
            <text:p>4660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442540" calcext:value-type="float">
            <text:p>4425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475096" calcext:value-type="float">
            <text:p>4750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469708" calcext:value-type="float">
            <text:p>4697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246404" calcext:value-type="float">
            <text:p>2464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459736" calcext:value-type="float">
            <text:p>4597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486712" calcext:value-type="float">
            <text:p>4867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442108" calcext:value-type="float">
            <text:p>4421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476236" calcext:value-type="float">
            <text:p>4762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471212" calcext:value-type="float">
            <text:p>4712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507752" calcext:value-type="float">
            <text:p>5077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459016" calcext:value-type="float">
            <text:p>4590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475396" calcext:value-type="float">
            <text:p>4753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480448" calcext:value-type="float">
            <text:p>480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119196" calcext:value-type="float">
            <text:p>1191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490948" calcext:value-type="float">
            <text:p>490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459824" calcext:value-type="float">
            <text:p>4598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476420" calcext:value-type="float">
            <text:p>4764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463512" calcext:value-type="float">
            <text:p>4635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486604" calcext:value-type="float">
            <text:p>4866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445928" calcext:value-type="float">
            <text:p>445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468700" calcext:value-type="float">
            <text:p>4687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462504" calcext:value-type="float">
            <text:p>4625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499720" calcext:value-type="float">
            <text:p>4997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382260" calcext:value-type="float">
            <text:p>3822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459992" calcext:value-type="float">
            <text:p>4599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462636" calcext:value-type="float">
            <text:p>4626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459116" calcext:value-type="float">
            <text:p>4591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468852" calcext:value-type="float">
            <text:p>4688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464432" calcext:value-type="float">
            <text:p>4644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469972" calcext:value-type="float">
            <text:p>4699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477192" calcext:value-type="float">
            <text:p>4771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473644" calcext:value-type="float">
            <text:p>4736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445920" calcext:value-type="float">
            <text:p>4459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445476" calcext:value-type="float">
            <text:p>4454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479096" calcext:value-type="float">
            <text:p>4790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482016" calcext:value-type="float">
            <text:p>4820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451252" calcext:value-type="float">
            <text:p>451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457656" calcext:value-type="float">
            <text:p>4576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477864" calcext:value-type="float">
            <text:p>4778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495144" calcext:value-type="float">
            <text:p>4951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452536" calcext:value-type="float">
            <text:p>452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468280" calcext:value-type="float">
            <text:p>4682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474476" calcext:value-type="float">
            <text:p>4744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459740" calcext:value-type="float">
            <text:p>4597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450648" calcext:value-type="float">
            <text:p>4506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490024" calcext:value-type="float">
            <text:p>4900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119196" calcext:value-type="float">
            <text:p>11919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9:.C128])" office:value-type="float" office:value="465592.56" calcext:value-type="float">
            <text:p>465592.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554188" calcext:value-type="float">
            <text:p>554188</text:p>
          </table:table-cell>
          <table:table-cell table:number-columns-repeated="18"/>
        </table:table-row>
      </table:table>
      <table:table table:name="task_rotate_seperator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27464" calcext:value-type="float">
            <text:p>827464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870428" calcext:value-type="float">
            <text:p>870428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65748" calcext:value-type="float">
            <text:p>865748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863984" calcext:value-type="float">
            <text:p>863984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868616" calcext:value-type="float">
            <text:p>8686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862540" calcext:value-type="float">
            <text:p>862540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871884" calcext:value-type="float">
            <text:p>87188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865248" calcext:value-type="float">
            <text:p>865248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863056" calcext:value-type="float">
            <text:p>863056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871792" calcext:value-type="float">
            <text:p>8717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861780" calcext:value-type="float">
            <text:p>861780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869356" calcext:value-type="float">
            <text:p>869356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864612" calcext:value-type="float">
            <text:p>864612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863488" calcext:value-type="float">
            <text:p>863488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867400" calcext:value-type="float">
            <text:p>8674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862856" calcext:value-type="float">
            <text:p>862856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868084" calcext:value-type="float">
            <text:p>868084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863756" calcext:value-type="float">
            <text:p>863756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862336" calcext:value-type="float">
            <text:p>862336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863928" calcext:value-type="float">
            <text:p>863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862188" calcext:value-type="float">
            <text:p>86218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869964" calcext:value-type="float">
            <text:p>869964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862976" calcext:value-type="float">
            <text:p>862976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864176" calcext:value-type="float">
            <text:p>864176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867472" calcext:value-type="float">
            <text:p>8674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867808" calcext:value-type="float">
            <text:p>867808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874816" calcext:value-type="float">
            <text:p>874816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863348" calcext:value-type="float">
            <text:p>86334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62696" calcext:value-type="float">
            <text:p>862696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866192" calcext:value-type="float">
            <text:p>8661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867712" calcext:value-type="float">
            <text:p>867712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876700" calcext:value-type="float">
            <text:p>876700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865656" calcext:value-type="float">
            <text:p>865656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63444" calcext:value-type="float">
            <text:p>863444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868152" calcext:value-type="float">
            <text:p>8681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868884" calcext:value-type="float">
            <text:p>868884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872220" calcext:value-type="float">
            <text:p>872220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863448" calcext:value-type="float">
            <text:p>863448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865800" calcext:value-type="float">
            <text:p>865800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867744" calcext:value-type="float">
            <text:p>8677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69780" calcext:value-type="float">
            <text:p>869780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867356" calcext:value-type="float">
            <text:p>867356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65816" calcext:value-type="float">
            <text:p>865816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871132" calcext:value-type="float">
            <text:p>871132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867396" calcext:value-type="float">
            <text:p>8673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868516" calcext:value-type="float">
            <text:p>868516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865148" calcext:value-type="float">
            <text:p>865148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863332" calcext:value-type="float">
            <text:p>863332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869172" calcext:value-type="float">
            <text:p>869172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868184" calcext:value-type="float">
            <text:p>8681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868956" calcext:value-type="float">
            <text:p>868956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865976" calcext:value-type="float">
            <text:p>865976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866740" calcext:value-type="float">
            <text:p>866740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872028" calcext:value-type="float">
            <text:p>872028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867604" calcext:value-type="float">
            <text:p>8676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871364" calcext:value-type="float">
            <text:p>871364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865340" calcext:value-type="float">
            <text:p>865340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866892" calcext:value-type="float">
            <text:p>866892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863280" calcext:value-type="float">
            <text:p>863280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869084" calcext:value-type="float">
            <text:p>8690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869024" calcext:value-type="float">
            <text:p>869024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865208" calcext:value-type="float">
            <text:p>865208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866540" calcext:value-type="float">
            <text:p>86654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64408" calcext:value-type="float">
            <text:p>864408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869524" calcext:value-type="float">
            <text:p>8695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867272" calcext:value-type="float">
            <text:p>867272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869368" calcext:value-type="float">
            <text:p>869368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865608" calcext:value-type="float">
            <text:p>865608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869220" calcext:value-type="float">
            <text:p>869220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873564" calcext:value-type="float">
            <text:p>8735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867804" calcext:value-type="float">
            <text:p>867804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865368" calcext:value-type="float">
            <text:p>865368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864108" calcext:value-type="float">
            <text:p>864108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871536" calcext:value-type="float">
            <text:p>871536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875412" calcext:value-type="float">
            <text:p>875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868132" calcext:value-type="float">
            <text:p>868132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865380" calcext:value-type="float">
            <text:p>865380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864072" calcext:value-type="float">
            <text:p>864072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867524" calcext:value-type="float">
            <text:p>867524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863540" calcext:value-type="float">
            <text:p>8635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868236" calcext:value-type="float">
            <text:p>868236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867488" calcext:value-type="float">
            <text:p>867488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865712" calcext:value-type="float">
            <text:p>865712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867448" calcext:value-type="float">
            <text:p>867448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863224" calcext:value-type="float">
            <text:p>8632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867728" calcext:value-type="float">
            <text:p>867728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868400" calcext:value-type="float">
            <text:p>868400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863608" calcext:value-type="float">
            <text:p>863608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867916" calcext:value-type="float">
            <text:p>867916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862252" calcext:value-type="float">
            <text:p>862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868560" calcext:value-type="float">
            <text:p>868560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867192" calcext:value-type="float">
            <text:p>867192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863608" calcext:value-type="float">
            <text:p>863608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865476" calcext:value-type="float">
            <text:p>865476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864440" calcext:value-type="float">
            <text:p>864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871264" calcext:value-type="float">
            <text:p>871264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866400" calcext:value-type="float">
            <text:p>866400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867116" calcext:value-type="float">
            <text:p>867116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865180" calcext:value-type="float">
            <text:p>865180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860456" calcext:value-type="float">
            <text:p>8604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827464" calcext:value-type="float">
            <text:p>8274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862540" calcext:value-type="float">
            <text:p>8625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861780" calcext:value-type="float">
            <text:p>8617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862856" calcext:value-type="float">
            <text:p>8628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862188" calcext:value-type="float">
            <text:p>8621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867808" calcext:value-type="float">
            <text:p>8678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867712" calcext:value-type="float">
            <text:p>8677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868884" calcext:value-type="float">
            <text:p>8688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869780" calcext:value-type="float">
            <text:p>8697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868516" calcext:value-type="float">
            <text:p>8685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868956" calcext:value-type="float">
            <text:p>8689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871364" calcext:value-type="float">
            <text:p>8713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869024" calcext:value-type="float">
            <text:p>8690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867272" calcext:value-type="float">
            <text:p>8672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867804" calcext:value-type="float">
            <text:p>8678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868132" calcext:value-type="float">
            <text:p>8681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868236" calcext:value-type="float">
            <text:p>8682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867728" calcext:value-type="float">
            <text:p>8677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868560" calcext:value-type="float">
            <text:p>8685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871264" calcext:value-type="float">
            <text:p>8712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870428" calcext:value-type="float">
            <text:p>8704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871884" calcext:value-type="float">
            <text:p>8718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869356" calcext:value-type="float">
            <text:p>8693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868084" calcext:value-type="float">
            <text:p>8680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869964" calcext:value-type="float">
            <text:p>8699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874816" calcext:value-type="float">
            <text:p>8748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876700" calcext:value-type="float">
            <text:p>8767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872220" calcext:value-type="float">
            <text:p>8722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867356" calcext:value-type="float">
            <text:p>8673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865148" calcext:value-type="float">
            <text:p>8651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865976" calcext:value-type="float">
            <text:p>8659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865340" calcext:value-type="float">
            <text:p>8653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865208" calcext:value-type="float">
            <text:p>8652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869368" calcext:value-type="float">
            <text:p>8693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865368" calcext:value-type="float">
            <text:p>8653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865380" calcext:value-type="float">
            <text:p>8653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867488" calcext:value-type="float">
            <text:p>8674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868400" calcext:value-type="float">
            <text:p>8684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867192" calcext:value-type="float">
            <text:p>8671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866400" calcext:value-type="float">
            <text:p>8664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865748" calcext:value-type="float">
            <text:p>8657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865248" calcext:value-type="float">
            <text:p>8652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864612" calcext:value-type="float">
            <text:p>8646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863756" calcext:value-type="float">
            <text:p>8637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862976" calcext:value-type="float">
            <text:p>8629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863348" calcext:value-type="float">
            <text:p>8633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865656" calcext:value-type="float">
            <text:p>8656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863448" calcext:value-type="float">
            <text:p>863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865816" calcext:value-type="float">
            <text:p>8658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863332" calcext:value-type="float">
            <text:p>8633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866740" calcext:value-type="float">
            <text:p>8667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866892" calcext:value-type="float">
            <text:p>8668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866540" calcext:value-type="float">
            <text:p>8665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865608" calcext:value-type="float">
            <text:p>8656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864108" calcext:value-type="float">
            <text:p>8641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864072" calcext:value-type="float">
            <text:p>8640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865712" calcext:value-type="float">
            <text:p>8657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863608" calcext:value-type="float">
            <text:p>8636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863608" calcext:value-type="float">
            <text:p>8636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867116" calcext:value-type="float">
            <text:p>8671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863984" calcext:value-type="float">
            <text:p>8639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863056" calcext:value-type="float">
            <text:p>8630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863488" calcext:value-type="float">
            <text:p>8634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862336" calcext:value-type="float">
            <text:p>8623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864176" calcext:value-type="float">
            <text:p>8641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862696" calcext:value-type="float">
            <text:p>8626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863444" calcext:value-type="float">
            <text:p>8634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865800" calcext:value-type="float">
            <text:p>8658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871132" calcext:value-type="float">
            <text:p>8711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869172" calcext:value-type="float">
            <text:p>8691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872028" calcext:value-type="float">
            <text:p>8720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863280" calcext:value-type="float">
            <text:p>8632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864408" calcext:value-type="float">
            <text:p>8644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869220" calcext:value-type="float">
            <text:p>8692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871536" calcext:value-type="float">
            <text:p>871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867524" calcext:value-type="float">
            <text:p>8675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867448" calcext:value-type="float">
            <text:p>867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867916" calcext:value-type="float">
            <text:p>8679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865476" calcext:value-type="float">
            <text:p>8654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865180" calcext:value-type="float">
            <text:p>8651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868616" calcext:value-type="float">
            <text:p>8686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871792" calcext:value-type="float">
            <text:p>8717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867400" calcext:value-type="float">
            <text:p>8674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863928" calcext:value-type="float">
            <text:p>863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867472" calcext:value-type="float">
            <text:p>8674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866192" calcext:value-type="float">
            <text:p>8661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868152" calcext:value-type="float">
            <text:p>8681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867744" calcext:value-type="float">
            <text:p>8677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867396" calcext:value-type="float">
            <text:p>8673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868184" calcext:value-type="float">
            <text:p>8681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867604" calcext:value-type="float">
            <text:p>8676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869084" calcext:value-type="float">
            <text:p>8690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869524" calcext:value-type="float">
            <text:p>8695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873564" calcext:value-type="float">
            <text:p>8735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875412" calcext:value-type="float">
            <text:p>875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863540" calcext:value-type="float">
            <text:p>8635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863224" calcext:value-type="float">
            <text:p>8632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862252" calcext:value-type="float">
            <text:p>862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864440" calcext:value-type="float">
            <text:p>8644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860456" calcext:value-type="float">
            <text:p>8604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827464" calcext:value-type="float">
            <text:p>8274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9:.C128])" office:value-type="float" office:value="866471.64" calcext:value-type="float">
            <text:p>866471.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876700" calcext:value-type="float">
            <text:p>876700</text:p>
          </table:table-cell>
          <table:table-cell table:number-columns-repeated="18"/>
        </table:table-row>
      </table:table>
      <table:table table:name="SegmentPeriod" table:style-name="ta1">
        <table:table-column table:style-name="co1" table:number-columns-repeated="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77928" calcext:value-type="float">
            <text:p>677928</text:p>
          </table:table-cell>
          <table:table-cell office:value-type="string" calcext:value-type="string">
            <text:p>&amp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687120" calcext:value-type="float">
            <text:p>687120</text:p>
          </table:table-cell>
          <table:table-cell office:value-type="string" calcext:value-type="string">
            <text:p>&amp;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84132" calcext:value-type="float">
            <text:p>684132</text:p>
          </table:table-cell>
          <table:table-cell office:value-type="string" calcext:value-type="string">
            <text:p>&amp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685984" calcext:value-type="float">
            <text:p>685984</text:p>
          </table:table-cell>
          <table:table-cell office:value-type="string" calcext:value-type="string">
            <text:p>&amp;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688580" calcext:value-type="float">
            <text:p>6885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677468" calcext:value-type="float">
            <text:p>677468</text:p>
          </table:table-cell>
          <table:table-cell office:value-type="string" calcext:value-type="string">
            <text:p>&amp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683284" calcext:value-type="float">
            <text:p>683284</text:p>
          </table:table-cell>
          <table:table-cell office:value-type="string" calcext:value-type="string">
            <text:p>&amp;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688412" calcext:value-type="float">
            <text:p>688412</text:p>
          </table:table-cell>
          <table:table-cell office:value-type="string" calcext:value-type="string">
            <text:p>&amp;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690236" calcext:value-type="float">
            <text:p>690236</text:p>
          </table:table-cell>
          <table:table-cell office:value-type="string" calcext:value-type="string">
            <text:p>&amp;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693124" calcext:value-type="float">
            <text:p>6931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688908" calcext:value-type="float">
            <text:p>688908</text:p>
          </table:table-cell>
          <table:table-cell office:value-type="string" calcext:value-type="string">
            <text:p>&amp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686712" calcext:value-type="float">
            <text:p>686712</text:p>
          </table:table-cell>
          <table:table-cell office:value-type="string" calcext:value-type="string">
            <text:p>&amp;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678308" calcext:value-type="float">
            <text:p>678308</text:p>
          </table:table-cell>
          <table:table-cell office:value-type="string" calcext:value-type="string">
            <text:p>&amp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681992" calcext:value-type="float">
            <text:p>681992</text:p>
          </table:table-cell>
          <table:table-cell office:value-type="string" calcext:value-type="string">
            <text:p>&amp;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685772" calcext:value-type="float">
            <text:p>6857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683408" calcext:value-type="float">
            <text:p>683408</text:p>
          </table:table-cell>
          <table:table-cell office:value-type="string" calcext:value-type="string">
            <text:p>&amp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688836" calcext:value-type="float">
            <text:p>688836</text:p>
          </table:table-cell>
          <table:table-cell office:value-type="string" calcext:value-type="string">
            <text:p>&amp;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689624" calcext:value-type="float">
            <text:p>689624</text:p>
          </table:table-cell>
          <table:table-cell office:value-type="string" calcext:value-type="string">
            <text:p>&amp;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686064" calcext:value-type="float">
            <text:p>686064</text:p>
          </table:table-cell>
          <table:table-cell office:value-type="string" calcext:value-type="string">
            <text:p>&amp;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684324" calcext:value-type="float">
            <text:p>6843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679028" calcext:value-type="float">
            <text:p>679028</text:p>
          </table:table-cell>
          <table:table-cell office:value-type="string" calcext:value-type="string">
            <text:p>&amp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88880" calcext:value-type="float">
            <text:p>688880</text:p>
          </table:table-cell>
          <table:table-cell office:value-type="string" calcext:value-type="string">
            <text:p>&amp;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688040" calcext:value-type="float">
            <text:p>688040</text:p>
          </table:table-cell>
          <table:table-cell office:value-type="string" calcext:value-type="string">
            <text:p>&amp;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685088" calcext:value-type="float">
            <text:p>685088</text:p>
          </table:table-cell>
          <table:table-cell office:value-type="string" calcext:value-type="string">
            <text:p>&amp;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686568" calcext:value-type="float">
            <text:p>6865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686732" calcext:value-type="float">
            <text:p>686732</text:p>
          </table:table-cell>
          <table:table-cell office:value-type="string" calcext:value-type="string">
            <text:p>&amp;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686600" calcext:value-type="float">
            <text:p>686600</text:p>
          </table:table-cell>
          <table:table-cell office:value-type="string" calcext:value-type="string">
            <text:p>&amp;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684448" calcext:value-type="float">
            <text:p>684448</text:p>
          </table:table-cell>
          <table:table-cell office:value-type="string" calcext:value-type="string">
            <text:p>&amp;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687892" calcext:value-type="float">
            <text:p>687892</text:p>
          </table:table-cell>
          <table:table-cell office:value-type="string" calcext:value-type="string">
            <text:p>&amp;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686768" calcext:value-type="float">
            <text:p>6867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684012" calcext:value-type="float">
            <text:p>684012</text:p>
          </table:table-cell>
          <table:table-cell office:value-type="string" calcext:value-type="string">
            <text:p>&amp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683272" calcext:value-type="float">
            <text:p>683272</text:p>
          </table:table-cell>
          <table:table-cell office:value-type="string" calcext:value-type="string">
            <text:p>&amp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687628" calcext:value-type="float">
            <text:p>687628</text:p>
          </table:table-cell>
          <table:table-cell office:value-type="string" calcext:value-type="string">
            <text:p>&amp;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686560" calcext:value-type="float">
            <text:p>686560</text:p>
          </table:table-cell>
          <table:table-cell office:value-type="string" calcext:value-type="string">
            <text:p>&amp;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685144" calcext:value-type="float">
            <text:p>6851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683820" calcext:value-type="float">
            <text:p>683820</text:p>
          </table:table-cell>
          <table:table-cell office:value-type="string" calcext:value-type="string">
            <text:p>&amp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682736" calcext:value-type="float">
            <text:p>682736</text:p>
          </table:table-cell>
          <table:table-cell office:value-type="string" calcext:value-type="string">
            <text:p>&amp;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687340" calcext:value-type="float">
            <text:p>687340</text:p>
          </table:table-cell>
          <table:table-cell office:value-type="string" calcext:value-type="string">
            <text:p>&amp;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691964" calcext:value-type="float">
            <text:p>691964</text:p>
          </table:table-cell>
          <table:table-cell office:value-type="string" calcext:value-type="string">
            <text:p>&amp;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684564" calcext:value-type="float">
            <text:p>6845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683304" calcext:value-type="float">
            <text:p>683304</text:p>
          </table:table-cell>
          <table:table-cell office:value-type="string" calcext:value-type="string">
            <text:p>&amp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689784" calcext:value-type="float">
            <text:p>689784</text:p>
          </table:table-cell>
          <table:table-cell office:value-type="string" calcext:value-type="string">
            <text:p>&amp;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684604" calcext:value-type="float">
            <text:p>684604</text:p>
          </table:table-cell>
          <table:table-cell office:value-type="string" calcext:value-type="string">
            <text:p>&amp;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680096" calcext:value-type="float">
            <text:p>680096</text:p>
          </table:table-cell>
          <table:table-cell office:value-type="string" calcext:value-type="string">
            <text:p>&amp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685120" calcext:value-type="float">
            <text:p>6851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682108" calcext:value-type="float">
            <text:p>682108</text:p>
          </table:table-cell>
          <table:table-cell office:value-type="string" calcext:value-type="string">
            <text:p>&amp;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688072" calcext:value-type="float">
            <text:p>688072</text:p>
          </table:table-cell>
          <table:table-cell office:value-type="string" calcext:value-type="string">
            <text:p>&amp;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681348" calcext:value-type="float">
            <text:p>681348</text:p>
          </table:table-cell>
          <table:table-cell office:value-type="string" calcext:value-type="string">
            <text:p>&amp;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683844" calcext:value-type="float">
            <text:p>683844</text:p>
          </table:table-cell>
          <table:table-cell office:value-type="string" calcext:value-type="string">
            <text:p>&amp;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693164" calcext:value-type="float">
            <text:p>6931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689732" calcext:value-type="float">
            <text:p>689732</text:p>
          </table:table-cell>
          <table:table-cell office:value-type="string" calcext:value-type="string">
            <text:p>&amp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687532" calcext:value-type="float">
            <text:p>687532</text:p>
          </table:table-cell>
          <table:table-cell office:value-type="string" calcext:value-type="string">
            <text:p>&amp;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683548" calcext:value-type="float">
            <text:p>683548</text:p>
          </table:table-cell>
          <table:table-cell office:value-type="string" calcext:value-type="string">
            <text:p>&amp;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688556" calcext:value-type="float">
            <text:p>688556</text:p>
          </table:table-cell>
          <table:table-cell office:value-type="string" calcext:value-type="string">
            <text:p>&amp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689536" calcext:value-type="float">
            <text:p>689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684836" calcext:value-type="float">
            <text:p>684836</text:p>
          </table:table-cell>
          <table:table-cell office:value-type="string" calcext:value-type="string">
            <text:p>&amp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684116" calcext:value-type="float">
            <text:p>684116</text:p>
          </table:table-cell>
          <table:table-cell office:value-type="string" calcext:value-type="string">
            <text:p>&amp;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678776" calcext:value-type="float">
            <text:p>678776</text:p>
          </table:table-cell>
          <table:table-cell office:value-type="string" calcext:value-type="string">
            <text:p>&amp;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689016" calcext:value-type="float">
            <text:p>689016</text:p>
          </table:table-cell>
          <table:table-cell office:value-type="string" calcext:value-type="string">
            <text:p>&amp;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682696" calcext:value-type="float">
            <text:p>6826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85532" calcext:value-type="float">
            <text:p>685532</text:p>
          </table:table-cell>
          <table:table-cell office:value-type="string" calcext:value-type="string">
            <text:p>&amp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685328" calcext:value-type="float">
            <text:p>685328</text:p>
          </table:table-cell>
          <table:table-cell office:value-type="string" calcext:value-type="string">
            <text:p>&amp;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683840" calcext:value-type="float">
            <text:p>683840</text:p>
          </table:table-cell>
          <table:table-cell office:value-type="string" calcext:value-type="string">
            <text:p>&amp;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687368" calcext:value-type="float">
            <text:p>687368</text:p>
          </table:table-cell>
          <table:table-cell office:value-type="string" calcext:value-type="string">
            <text:p>&amp;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680364" calcext:value-type="float">
            <text:p>6803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690492" calcext:value-type="float">
            <text:p>690492</text:p>
          </table:table-cell>
          <table:table-cell office:value-type="string" calcext:value-type="string">
            <text:p>&amp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689500" calcext:value-type="float">
            <text:p>689500</text:p>
          </table:table-cell>
          <table:table-cell office:value-type="string" calcext:value-type="string">
            <text:p>&amp;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688536" calcext:value-type="float">
            <text:p>688536</text:p>
          </table:table-cell>
          <table:table-cell office:value-type="string" calcext:value-type="string">
            <text:p>&amp;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689868" calcext:value-type="float">
            <text:p>689868</text:p>
          </table:table-cell>
          <table:table-cell office:value-type="string" calcext:value-type="string">
            <text:p>&amp;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682896" calcext:value-type="float">
            <text:p>6828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685308" calcext:value-type="float">
            <text:p>685308</text:p>
          </table:table-cell>
          <table:table-cell office:value-type="string" calcext:value-type="string">
            <text:p>&amp;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688360" calcext:value-type="float">
            <text:p>688360</text:p>
          </table:table-cell>
          <table:table-cell office:value-type="string" calcext:value-type="string">
            <text:p>&amp;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686124" calcext:value-type="float">
            <text:p>686124</text:p>
          </table:table-cell>
          <table:table-cell office:value-type="string" calcext:value-type="string">
            <text:p>&amp;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687976" calcext:value-type="float">
            <text:p>687976</text:p>
          </table:table-cell>
          <table:table-cell office:value-type="string" calcext:value-type="string">
            <text:p>&amp;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693252" calcext:value-type="float">
            <text:p>693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683596" calcext:value-type="float">
            <text:p>683596</text:p>
          </table:table-cell>
          <table:table-cell office:value-type="string" calcext:value-type="string">
            <text:p>&amp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690148" calcext:value-type="float">
            <text:p>690148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683452" calcext:value-type="float">
            <text:p>683452</text:p>
          </table:table-cell>
          <table:table-cell office:value-type="string" calcext:value-type="string">
            <text:p>&amp;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688560" calcext:value-type="float">
            <text:p>688560</text:p>
          </table:table-cell>
          <table:table-cell office:value-type="string" calcext:value-type="string">
            <text:p>&amp;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682984" calcext:value-type="float">
            <text:p>6829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688268" calcext:value-type="float">
            <text:p>688268</text:p>
          </table:table-cell>
          <table:table-cell office:value-type="string" calcext:value-type="string">
            <text:p>&amp;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688876" calcext:value-type="float">
            <text:p>688876</text:p>
          </table:table-cell>
          <table:table-cell office:value-type="string" calcext:value-type="string">
            <text:p>&amp;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687180" calcext:value-type="float">
            <text:p>687180</text:p>
          </table:table-cell>
          <table:table-cell office:value-type="string" calcext:value-type="string">
            <text:p>&amp;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685576" calcext:value-type="float">
            <text:p>685576</text:p>
          </table:table-cell>
          <table:table-cell office:value-type="string" calcext:value-type="string">
            <text:p>&amp;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685212" calcext:value-type="float">
            <text:p>6852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680840" calcext:value-type="float">
            <text:p>680840</text:p>
          </table:table-cell>
          <table:table-cell office:value-type="string" calcext:value-type="string">
            <text:p>&amp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682272" calcext:value-type="float">
            <text:p>682272</text:p>
          </table:table-cell>
          <table:table-cell office:value-type="string" calcext:value-type="string">
            <text:p>&amp;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686088" calcext:value-type="float">
            <text:p>686088</text:p>
          </table:table-cell>
          <table:table-cell office:value-type="string" calcext:value-type="string">
            <text:p>&amp;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687620" calcext:value-type="float">
            <text:p>687620</text:p>
          </table:table-cell>
          <table:table-cell office:value-type="string" calcext:value-type="string">
            <text:p>&amp;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690208" calcext:value-type="float">
            <text:p>6902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681392" calcext:value-type="float">
            <text:p>681392</text:p>
          </table:table-cell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690308" calcext:value-type="float">
            <text:p>690308</text:p>
          </table:table-cell>
          <table:table-cell office:value-type="string" calcext:value-type="string">
            <text:p>&amp;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682888" calcext:value-type="float">
            <text:p>682888</text:p>
          </table:table-cell>
          <table:table-cell office:value-type="string" calcext:value-type="string">
            <text:p>&amp;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681940" calcext:value-type="float">
            <text:p>681940</text:p>
          </table:table-cell>
          <table:table-cell office:value-type="string" calcext:value-type="string">
            <text:p>&amp;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681376" calcext:value-type="float">
            <text:p>6813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688576" calcext:value-type="float">
            <text:p>688576</text:p>
          </table:table-cell>
          <table:table-cell office:value-type="string" calcext:value-type="string">
            <text:p>&amp;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689300" calcext:value-type="float">
            <text:p>689300</text:p>
          </table:table-cell>
          <table:table-cell office:value-type="string" calcext:value-type="string">
            <text:p>&amp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688528" calcext:value-type="float">
            <text:p>688528</text:p>
          </table:table-cell>
          <table:table-cell office:value-type="string" calcext:value-type="string">
            <text:p>&amp;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690212" calcext:value-type="float">
            <text:p>690212</text:p>
          </table:table-cell>
          <table:table-cell office:value-type="string" calcext:value-type="string">
            <text:p>&amp;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682948" calcext:value-type="float">
            <text:p>682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 office:value-type="float" office:value="677928" calcext:value-type="float">
            <text:p>6779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677468" calcext:value-type="float">
            <text:p>6774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float" office:value="688908" calcext:value-type="float">
            <text:p>6889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float" office:value="683408" calcext:value-type="float">
            <text:p>6834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float" office:value="679028" calcext:value-type="float">
            <text:p>6790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float" office:value="686732" calcext:value-type="float">
            <text:p>6867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float" office:value="684012" calcext:value-type="float">
            <text:p>6840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float" office:value="683820" calcext:value-type="float">
            <text:p>6838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float" office:value="683304" calcext:value-type="float">
            <text:p>6833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float" office:value="682108" calcext:value-type="float">
            <text:p>6821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float" office:value="689732" calcext:value-type="float">
            <text:p>6897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float" office:value="684836" calcext:value-type="float">
            <text:p>6848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float" office:value="685532" calcext:value-type="float">
            <text:p>6855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float" office:value="690492" calcext:value-type="float">
            <text:p>6904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float" office:value="685308" calcext:value-type="float">
            <text:p>6853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float" office:value="683596" calcext:value-type="float">
            <text:p>6835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float" office:value="688268" calcext:value-type="float">
            <text:p>6882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float" office:value="680840" calcext:value-type="float">
            <text:p>6808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float" office:value="681392" calcext:value-type="float">
            <text:p>6813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float" office:value="688576" calcext:value-type="float">
            <text:p>6885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float" office:value="687120" calcext:value-type="float">
            <text:p>6871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</text:p>
          </table:table-cell>
          <table:table-cell office:value-type="float" office:value="683284" calcext:value-type="float">
            <text:p>6832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</text:p>
          </table:table-cell>
          <table:table-cell office:value-type="float" office:value="686712" calcext:value-type="float">
            <text:p>6867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</text:p>
          </table:table-cell>
          <table:table-cell office:value-type="float" office:value="688836" calcext:value-type="float">
            <text:p>6888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688880" calcext:value-type="float">
            <text:p>6888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</text:p>
          </table:table-cell>
          <table:table-cell office:value-type="float" office:value="686600" calcext:value-type="float">
            <text:p>6866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</text:p>
          </table:table-cell>
          <table:table-cell office:value-type="float" office:value="683272" calcext:value-type="float">
            <text:p>6832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</text:p>
          </table:table-cell>
          <table:table-cell office:value-type="float" office:value="682736" calcext:value-type="float">
            <text:p>6827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</text:p>
          </table:table-cell>
          <table:table-cell office:value-type="float" office:value="689784" calcext:value-type="float">
            <text:p>6897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&amp;</text:p>
          </table:table-cell>
          <table:table-cell office:value-type="float" office:value="688072" calcext:value-type="float">
            <text:p>6880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&amp;</text:p>
          </table:table-cell>
          <table:table-cell office:value-type="float" office:value="687532" calcext:value-type="float">
            <text:p>6875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&amp;</text:p>
          </table:table-cell>
          <table:table-cell office:value-type="float" office:value="684116" calcext:value-type="float">
            <text:p>6841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&amp;</text:p>
          </table:table-cell>
          <table:table-cell office:value-type="float" office:value="685328" calcext:value-type="float">
            <text:p>6853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amp;</text:p>
          </table:table-cell>
          <table:table-cell office:value-type="float" office:value="689500" calcext:value-type="float">
            <text:p>6895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&amp;</text:p>
          </table:table-cell>
          <table:table-cell office:value-type="float" office:value="688360" calcext:value-type="float">
            <text:p>6883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&amp;</text:p>
          </table:table-cell>
          <table:table-cell office:value-type="float" office:value="690148" calcext:value-type="float">
            <text:p>6901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&amp;</text:p>
          </table:table-cell>
          <table:table-cell office:value-type="float" office:value="688876" calcext:value-type="float">
            <text:p>6888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&amp;</text:p>
          </table:table-cell>
          <table:table-cell office:value-type="float" office:value="682272" calcext:value-type="float">
            <text:p>6822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office:value-type="float" office:value="690308" calcext:value-type="float">
            <text:p>6903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&amp;</text:p>
          </table:table-cell>
          <table:table-cell office:value-type="float" office:value="689300" calcext:value-type="float">
            <text:p>68930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&amp;</text:p>
          </table:table-cell>
          <table:table-cell office:value-type="float" office:value="684132" calcext:value-type="float">
            <text:p>68413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&amp;</text:p>
          </table:table-cell>
          <table:table-cell office:value-type="float" office:value="688412" calcext:value-type="float">
            <text:p>6884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</text:p>
          </table:table-cell>
          <table:table-cell office:value-type="float" office:value="678308" calcext:value-type="float">
            <text:p>6783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</text:p>
          </table:table-cell>
          <table:table-cell office:value-type="float" office:value="689624" calcext:value-type="float">
            <text:p>6896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</text:p>
          </table:table-cell>
          <table:table-cell office:value-type="float" office:value="688040" calcext:value-type="float">
            <text:p>6880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</text:p>
          </table:table-cell>
          <table:table-cell office:value-type="float" office:value="684448" calcext:value-type="float">
            <text:p>6844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&amp;</text:p>
          </table:table-cell>
          <table:table-cell office:value-type="float" office:value="687628" calcext:value-type="float">
            <text:p>6876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</text:p>
          </table:table-cell>
          <table:table-cell office:value-type="float" office:value="687340" calcext:value-type="float">
            <text:p>6873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</text:p>
          </table:table-cell>
          <table:table-cell office:value-type="float" office:value="684604" calcext:value-type="float">
            <text:p>68460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</text:p>
          </table:table-cell>
          <table:table-cell office:value-type="float" office:value="681348" calcext:value-type="float">
            <text:p>6813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</text:p>
          </table:table-cell>
          <table:table-cell office:value-type="float" office:value="683548" calcext:value-type="float">
            <text:p>6835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</text:p>
          </table:table-cell>
          <table:table-cell office:value-type="float" office:value="678776" calcext:value-type="float">
            <text:p>6787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</text:p>
          </table:table-cell>
          <table:table-cell office:value-type="float" office:value="683840" calcext:value-type="float">
            <text:p>6838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</text:p>
          </table:table-cell>
          <table:table-cell office:value-type="float" office:value="688536" calcext:value-type="float">
            <text:p>688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&amp;</text:p>
          </table:table-cell>
          <table:table-cell office:value-type="float" office:value="686124" calcext:value-type="float">
            <text:p>6861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683452" calcext:value-type="float">
            <text:p>6834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</text:p>
          </table:table-cell>
          <table:table-cell office:value-type="float" office:value="687180" calcext:value-type="float">
            <text:p>6871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</text:p>
          </table:table-cell>
          <table:table-cell office:value-type="float" office:value="686088" calcext:value-type="float">
            <text:p>6860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</text:p>
          </table:table-cell>
          <table:table-cell office:value-type="float" office:value="682888" calcext:value-type="float">
            <text:p>6828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</text:p>
          </table:table-cell>
          <table:table-cell office:value-type="float" office:value="688528" calcext:value-type="float">
            <text:p>68852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</text:p>
          </table:table-cell>
          <table:table-cell office:value-type="float" office:value="685984" calcext:value-type="float">
            <text:p>6859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</text:p>
          </table:table-cell>
          <table:table-cell office:value-type="float" office:value="690236" calcext:value-type="float">
            <text:p>6902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</text:p>
          </table:table-cell>
          <table:table-cell office:value-type="float" office:value="681992" calcext:value-type="float">
            <text:p>6819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</text:p>
          </table:table-cell>
          <table:table-cell office:value-type="float" office:value="686064" calcext:value-type="float">
            <text:p>6860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</text:p>
          </table:table-cell>
          <table:table-cell office:value-type="float" office:value="685088" calcext:value-type="float">
            <text:p>68508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</text:p>
          </table:table-cell>
          <table:table-cell office:value-type="float" office:value="687892" calcext:value-type="float">
            <text:p>68789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</text:p>
          </table:table-cell>
          <table:table-cell office:value-type="float" office:value="686560" calcext:value-type="float">
            <text:p>6865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</text:p>
          </table:table-cell>
          <table:table-cell office:value-type="float" office:value="691964" calcext:value-type="float">
            <text:p>6919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</text:p>
          </table:table-cell>
          <table:table-cell office:value-type="float" office:value="680096" calcext:value-type="float">
            <text:p>6800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</text:p>
          </table:table-cell>
          <table:table-cell office:value-type="float" office:value="683844" calcext:value-type="float">
            <text:p>6838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</text:p>
          </table:table-cell>
          <table:table-cell office:value-type="float" office:value="688556" calcext:value-type="float">
            <text:p>68855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</text:p>
          </table:table-cell>
          <table:table-cell office:value-type="float" office:value="689016" calcext:value-type="float">
            <text:p>68901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</text:p>
          </table:table-cell>
          <table:table-cell office:value-type="float" office:value="687368" calcext:value-type="float">
            <text:p>6873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</text:p>
          </table:table-cell>
          <table:table-cell office:value-type="float" office:value="689868" calcext:value-type="float">
            <text:p>6898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&amp;</text:p>
          </table:table-cell>
          <table:table-cell office:value-type="float" office:value="687976" calcext:value-type="float">
            <text:p>6879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</text:p>
          </table:table-cell>
          <table:table-cell office:value-type="float" office:value="688560" calcext:value-type="float">
            <text:p>68856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</text:p>
          </table:table-cell>
          <table:table-cell office:value-type="float" office:value="685576" calcext:value-type="float">
            <text:p>6855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</text:p>
          </table:table-cell>
          <table:table-cell office:value-type="float" office:value="687620" calcext:value-type="float">
            <text:p>6876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</text:p>
          </table:table-cell>
          <table:table-cell office:value-type="float" office:value="681940" calcext:value-type="float">
            <text:p>68194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&amp;</text:p>
          </table:table-cell>
          <table:table-cell office:value-type="float" office:value="690212" calcext:value-type="float">
            <text:p>6902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</text:p>
          </table:table-cell>
          <table:table-cell office:value-type="float" office:value="688580" calcext:value-type="float">
            <text:p>68858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</text:p>
          </table:table-cell>
          <table:table-cell office:value-type="float" office:value="693124" calcext:value-type="float">
            <text:p>6931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</text:p>
          </table:table-cell>
          <table:table-cell office:value-type="float" office:value="685772" calcext:value-type="float">
            <text:p>68577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&amp;</text:p>
          </table:table-cell>
          <table:table-cell office:value-type="float" office:value="684324" calcext:value-type="float">
            <text:p>68432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</text:p>
          </table:table-cell>
          <table:table-cell office:value-type="float" office:value="686568" calcext:value-type="float">
            <text:p>6865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&amp;</text:p>
          </table:table-cell>
          <table:table-cell office:value-type="float" office:value="686768" calcext:value-type="float">
            <text:p>68676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</text:p>
          </table:table-cell>
          <table:table-cell office:value-type="float" office:value="685144" calcext:value-type="float">
            <text:p>68514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&amp;</text:p>
          </table:table-cell>
          <table:table-cell office:value-type="float" office:value="684564" calcext:value-type="float">
            <text:p>6845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&amp;</text:p>
          </table:table-cell>
          <table:table-cell office:value-type="float" office:value="685120" calcext:value-type="float">
            <text:p>685120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&amp;</text:p>
          </table:table-cell>
          <table:table-cell office:value-type="float" office:value="693164" calcext:value-type="float">
            <text:p>6931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</text:p>
          </table:table-cell>
          <table:table-cell office:value-type="float" office:value="689536" calcext:value-type="float">
            <text:p>68953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</text:p>
          </table:table-cell>
          <table:table-cell office:value-type="float" office:value="682696" calcext:value-type="float">
            <text:p>6826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</text:p>
          </table:table-cell>
          <table:table-cell office:value-type="float" office:value="680364" calcext:value-type="float">
            <text:p>68036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</text:p>
          </table:table-cell>
          <table:table-cell office:value-type="float" office:value="682896" calcext:value-type="float">
            <text:p>68289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</text:p>
          </table:table-cell>
          <table:table-cell office:value-type="float" office:value="693252" calcext:value-type="float">
            <text:p>69325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&amp;</text:p>
          </table:table-cell>
          <table:table-cell office:value-type="float" office:value="682984" calcext:value-type="float">
            <text:p>682984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&amp;</text:p>
          </table:table-cell>
          <table:table-cell office:value-type="float" office:value="685212" calcext:value-type="float">
            <text:p>685212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</text:p>
          </table:table-cell>
          <table:table-cell office:value-type="float" office:value="690208" calcext:value-type="float">
            <text:p>69020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</text:p>
          </table:table-cell>
          <table:table-cell office:value-type="float" office:value="681376" calcext:value-type="float">
            <text:p>681376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</text:p>
          </table:table-cell>
          <table:table-cell office:value-type="float" office:value="682948" calcext:value-type="float">
            <text:p>682948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est</text:p>
          </table:table-cell>
          <table:table-cell table:formula="of:=MIN([.C29:.C128])" office:value-type="float" office:value="677468" calcext:value-type="float">
            <text:p>67746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9:.C128])" office:value-type="float" office:value="685901.8" calcext:value-type="float">
            <text:p>685901.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orst</text:p>
          </table:table-cell>
          <table:table-cell table:formula="of:=MAX([.C29:.C128])" office:value-type="float" office:value="693252" calcext:value-type="float">
            <text:p>6932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2:39:26.883324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9:55:40.758998913</meta:creation-date>
    <dc:date>2016-11-30T13:35:20.953196338</dc:date>
    <meta:editing-duration>PT1H19M56S</meta:editing-duration>
    <meta:editing-cycles>5</meta:editing-cycles>
    <meta:generator>LibreOffice/5.1.4.2$Linux_X86_64 LibreOffice_project/10m0$Build-2</meta:generator>
    <meta:document-statistic meta:table-count="6" meta:cell-count="5556" meta:object-count="0"/>
  </office:meta>
</office:document-meta>
</file>